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13/04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ile (enquanto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pete bloco de código enquanto condição for verdadeira</text:p>
                <text:p/>
              </text:list-item>
              <text:list-item>
                <text:p>Exemplo:</text:p>
                <text:list>
                  <text:list-item>
                    <text:p>Bits Trocados <text:a xlink:href="http://olimpiada.ic.unicamp.br/pratique/programacao/nivel1/bits_trocados">http://olimpiada.ic.unicamp.br/pratique/programacao/nivel1/bits_trocados</text:a></text:p>
                  </text:list-item>
                  <text:list-item>
                    <text:p>2008 - OB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h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ipo de dado que representa uma letra</text:p>
              </text:list-item>
              <text:list-item>
                <text:p>char letra = 'a';</text:p>
              </text:list-item>
              <text:list-item>
                <text:p>if(letra == a){cout &lt;&lt; "letra a" &lt;&lt; endl;}</text:p>
              </text:list-item>
              <text:list-item>
                <text:p>else{cout &lt;&lt; "letra diferente de a" &lt;&lt; endl;}</text:p>
                <text:p/>
              </text:list-item>
              <text:list-item>
                <text:p>Exemplo:</text:p>
                <text:list>
                  <text:list-item>
                    <text:p>2009 - Over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Vetores/Matriz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tores são listas de elementos.</text:p>
              </text:list-item>
              <text:list-item>
                <text:p>int notas[2];</text:p>
              </text:list-item>
              <text:list-item>
                <text:p>2007 – Peça Perdida</text:p>
                <text:p/>
              </text:list-item>
              <text:list-item>
                <text:p>Matrizes "são como tabelas"</text:p>
              </text:list-item>
              <text:list-item>
                <text:p>int tabela[3][4];</text:p>
              </text:list-item>
              <text:list-item>
                <text:p>2005 – Campo de Minho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ão cadeias de letras</text:p>
              </text:list-item>
              <text:list-item>
                <text:p>char nome[101];</text:p>
              </text:list-item>
              <text:list-item>
                <text:p>cin &gt;&gt; nome;</text:p>
                <text:p/>
              </text:list-item>
              <text:list-item>
                <text:p>#include &lt;string.h&gt;</text:p>
              </text:list-item>
              <text:list-item>
                <text:p>If( strcmp(nome1, nome2) == 0){</text:p>
              </text:list-item>
              <text:list-item>
                <text:p>cout &lt;&lt; "nome1 é igual a nome2" &lt;&lt; endl;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3-30T14:47:09</meta:creation-date>
    <dc:language>fi-FI</dc:language>
    <meta:editing-cycles>24</meta:editing-cycles>
    <meta:editing-duration>PT3H57M43S</meta:editing-duration>
    <meta:initial-creator>Ricardo Costa</meta:initial-creator>
    <dc:date>2012-04-30T20:29:13</dc:date>
    <dc:creator>Ricardo Costa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